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7" office:value-type="float" office:value="7" calcext:value-type="float">
            <text:p>7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table:formula="of:=6" office:value-type="float" office:value="6" calcext:value-type="float">
            <text:p>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table:formula="of:=3"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B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19:51:32.521714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8T14:58:49.154655246</meta:creation-date>
    <dc:date>2026-02-10T19:53:11.039659704</dc:date>
    <meta:editing-duration>PT2M15S</meta:editing-duration>
    <meta:editing-cycles>2</meta:editing-cycles>
    <meta:generator>LibreOffice/25.8.4.2$Linux_X86_64 LibreOffice_project/580$Build-2</meta:generator>
    <meta:document-statistic meta:table-count="1" meta:cell-count="14" meta:object-count="0"/>
  </office:meta>
</office:document-meta>
</file>